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UERRA ESPINOZA VICTOR ALEXAND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081792076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60779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UERRA ESPINOZA VICTOR ALEXA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17920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760779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08179207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2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5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CONTINENTAL</text:p>
          </table:table-cell>
          <table:table-cell table:style-name="Tabla2.A3" office:value-type="string">
            <text:p text:style-name="P22">27/09/2021</text:p>
          </table:table-cell>
          <table:table-cell table:style-name="Tabla2.A3" office:value-type="string">
            <text:p text:style-name="P22">2093746</text:p>
          </table:table-cell>
          <table:table-cell table:style-name="Tabla2.D3" office:value-type="string">
            <text:p text:style-name="P23">520.00</text:p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5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06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